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3: Безопасность и HTTPS</text:h>
      <text:h text:style-name="P2" text:outline-level="4">1. Безопасность в HTTP</text:h>
      <text:p text:style-name="P1">HTTP изначально не обеспечивает высокий уровень безопасности, что делает передаваемые данные уязвимыми к перехвату и изменениям. Основные уязвимости включают отсутствие шифрования данных и возможность перехвата информации.</text:p>
      <text:h text:style-name="P2" text:outline-level="4">2. SSL/TLS и переход на HTTPS</text:h>
      <text:p text:style-name="P1">SSL (Secure Sockets Layer) и его последующая версия TLS (Transport Layer Security) - протоколы шифрования, позволяющие обеспечить безопасное соединение между клиентом и сервером. HTTPS - это расширение протокола HTTP с использованием SSL/TLS для защищенной передачи данных.</text:p>
      <text:h text:style-name="P2" text:outline-level="4">3. Основы шифрования и цифровых сертификатов</text:h>
      <text:p text:style-name="P1">Шифрование данных в SSL/TLS процессе использует симметричные и асимметричные методы шифрования. Для установки безопасного соединения, сервер должен иметь действительный цифровой сертификат, выданный доверенным удостоверяющим центром (CA).</text:p>
      <text:h text:style-name="P2" text:outline-level="4">4. HTTPS и его внедрение</text:h>
      <text:p text:style-name="P1">Переход на HTTPS - это важный шаг для обеспечения безопасности передаваемых данных. Это включает настройку веб-сервера для поддержки SSL/TLS, установку и обновление сертификатов, а также решение возможных проблем смешанных контентов и обновление ссылок.</text:p>
      <text:h text:style-name="P2" text:outline-level="4">Заключение</text:h>
      <text:p text:style-name="P1">Глава 3 обсуждает важность безопасности в протоколе HTTP и способы обеспечения ее с помощью SSL/TLS и HTTPS. Понимание основ шифрования, цифровых сертификатов и процесса перехода на защищенный протокол помогает разработчикам обеспечить более высокий уровень безопасности при передаче данных в сети Интерне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5:23:40.49</dc:date>
    <meta:document-statistic meta:table-count="0" meta:image-count="0" meta:object-count="0" meta:page-count="1" meta:paragraph-count="11" meta:word-count="189" meta:character-count="1451"/>
    <dc:creator>Dima Wide</dc:creator>
    <meta:user-defined meta:name="Info 1"/>
    <meta:user-defined meta:name="Info 2"/>
    <meta:user-defined meta:name="Info 3"/>
    <meta:user-defined meta:name="Info 4"/>
  </office:meta>
</office:document-meta>
</file>